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Nimbus Roman1" svg:font-family="'Nimbus Roman'"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Sans1" svg:font-family="'Nimbus Sans'"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imbus Sans" svg:font-family="'Nimbus Sans'" style:font-family-generic="swiss" style:font-pitch="variable"/>
    <style:font-face style:name="Linux Biolinum" svg:font-family="'Linux Biolinum'" style:font-family-generic="system" style:font-pitch="variable"/>
    <style:font-face style:name="Nimbus Sans2" svg:font-family="'Nimbus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imbus Roman1" fo:font-size="12pt" style:font-size-asian="12pt" style:font-size-complex="12pt"/>
    </style:style>
    <style:style style:name="P2" style:family="paragraph" style:parent-style-name="Standard">
      <style:text-properties style:font-name="Nimbus Roman1" fo:font-size="12pt" officeooo:rsid="0005608e" officeooo:paragraph-rsid="0005608e" style:font-size-asian="12pt" style:font-size-complex="12pt"/>
    </style:style>
    <style:style style:name="P3" style:family="paragraph" style:parent-style-name="Default_7e_LT_7e_Notizen">
      <style:text-properties style:font-name="Nimbus Roman1" fo:font-size="12pt" officeooo:rsid="0005608e" officeooo:paragraph-rsid="0005608e" style:font-size-asian="12pt" style:font-size-complex="12pt"/>
    </style:style>
    <style:style style:name="P4" style:family="paragraph" style:parent-style-name="Default_7e_LT_7e_Notizen">
      <style:paragraph-properties fo:margin-left="0.2362in" fo:margin-right="0in" fo:text-indent="-0.2362in" style:auto-text-indent="false"/>
      <style:text-properties style:font-name="Nimbus Roman1" fo:font-size="12pt" style:font-size-asian="12pt" style:font-size-complex="12pt"/>
    </style:style>
    <style:style style:name="P5" style:family="paragraph" style:parent-style-name="Default_7e_LT_7e_Notizen">
      <style:paragraph-properties fo:margin-left="0.2362in" fo:margin-right="0in" fo:text-indent="-0.2362in" style:auto-text-indent="false"/>
      <style:text-properties style:font-name="Nimbus Roman1" fo:font-size="12pt" officeooo:rsid="0005608e" officeooo:paragraph-rsid="0005608e" style:font-size-asian="12pt" style:font-size-complex="12pt"/>
    </style:style>
    <style:style style:name="P6" style:family="paragraph" style:parent-style-name="Default_7e_LT_7e_Notizen">
      <style:paragraph-properties fo:margin-left="0.2362in" fo:margin-right="0in" fo:margin-top="0.1965in" fo:margin-bottom="0in" loext:contextual-spacing="false" fo:text-indent="-0.2362in" style:auto-text-indent="false"/>
      <style:text-properties style:font-name="Nimbus Roman1" fo:font-size="12pt" style:font-size-asian="12pt" style:font-size-complex="12pt"/>
    </style:style>
    <style:style style:name="T1" style:family="text">
      <style:text-properties style:font-name="Nimbus Sans1"/>
    </style:style>
    <style:style style:name="T2" style:family="text">
      <style:text-properties style:font-name="Nimbus Sans1" fo:font-size="18pt" style:font-size-asian="18pt"/>
    </style:style>
    <style:style style:name="T3" style:family="text">
      <style:text-properties style:font-name="Nimbus Sans1" fo:font-size="18pt" fo:font-weight="bold" style:font-size-asian="18pt" style:font-weight-asian="bold"/>
    </style:style>
    <style:style style:name="T4" style:family="text">
      <style:text-properties style:font-name="Nimbus Sans1" fo:font-weight="bold" style:font-weight-asian="bold"/>
    </style:style>
    <style:style style:name="T5" style:family="text">
      <style:text-properties fo:font-size="18pt" style:font-size-asian="18pt"/>
    </style:style>
    <style:style style:name="T6" style:family="text">
      <style:text-properties style:text-position="-65% 100%"/>
    </style:style>
    <style:style style:name="T7" style:family="text">
      <style:text-properties style:text-position="-30% 100%"/>
    </style:style>
    <style:style style:name="T8" style:family="text">
      <style:text-properties style:text-position="-30% 100%" fo:font-size="18pt" style:font-size-asian="18pt"/>
    </style:style>
    <style:style style:name="T9" style:family="text">
      <style:text-properties style:text-position="-30% 100%" style:font-name="Nimbus Sans1"/>
    </style:style>
    <style:style style:name="T10" style:family="text">
      <style:text-properties style:text-position="-30% 100%" style:font-name="Nimbus Sans1" fo:font-size="18pt" style:font-size-asian="18pt"/>
    </style:style>
    <style:style style:name="T11" style:family="text">
      <style:text-properties style:text-position="30% 100%"/>
    </style:style>
    <style:style style:name="T12" style:family="text">
      <style:text-properties style:text-position="30% 100%" style:font-name="Nimbus Sans1" fo:font-size="18pt" style:font-size-asian="18pt"/>
    </style:style>
    <style:style style:name="T13" style:family="text">
      <style:text-properties style:text-position="30% 100%" fo:font-size="18pt" style:font-size-asian="18pt"/>
    </style:style>
    <style:style style:name="T14" style:family="text">
      <style:text-properties fo:font-weight="bold" style:font-weight-asian="bold"/>
    </style:style>
    <style:style style:name="T15" style:family="text">
      <style:text-properties style:font-name="Nimbus Roman1"/>
    </style:style>
    <style:style style:name="T16" style:family="text">
      <style:text-properties style:font-name="Nimbus Roman1"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p>
      <text:p text:style-name="P4">Paper was presented in FSE’14:</text:p>
      <text:p text:style-name="P4">22nd ACM SIGSOFT International Symposium on the Foundations of Software Engineering</text:p>
      <text:p text:style-name="P4">Was described as foundational and won the distinguished paper award.</text:p>
      <text:p text:style-name="P4">René Just – assist. prof. Paul G. Allen School of CS&amp;Eng. and focuses on software correctness, robustness, security. He came up with most of the res. methodology.</text:p>
      <text:p text:style-name="P4">Darioush Jalali – MSc. CS supervisor Michael Ernst. Now Software Engineer at Lyft</text:p>
      <text:p text:style-name="P4">Laura Inozemtseva – PhD philosophy. Now startup founder of Ghost Locomotion, Volley Automaton.</text:p>
      <text:p text:style-name="P4">Michael Ernst – prof. Paul G. Allen School of CS&amp;Eng.</text:p>
      <text:p text:style-name="P4">Reid Holmes – assoc. prof. Software Practices Lab in CS UBC.</text:p>
      <text:p text:style-name="P4">Gordan Fraser – prof. CS Univ. of Passau, Germany.</text:p>
      <text:p text:style-name="P1"/>
      <text:p text:style-name="P2">2</text:p>
      <text:p text:style-name="P3">Paper implicitly borrows research done by René Just and Gordon Fraser. </text:p>
      <text:p text:style-name="P4">The details on how the mutation analysis is done exactly is in respective papers.</text:p>
      <text:p text:style-name="P4">There is no mention on how EvoSuite works and how it is explicitly used in research methodology (EvoSuite has strong/weak mutation and branch test generators but no EvoSuite documentation on them).</text:p>
      <text:p text:style-name="P4">Overall the paper expects readers to be knowledgeable on background (mutation testing, test generation) but also provides good explanation of research methodology (what/why/how)</text:p>
      <text:p text:style-name="P2"/>
      <text:p text:style-name="P2">3</text:p>
      <text:p text:style-name="P3">We want to measure how well a test suite is at detecting real faults (programming errors in the software source code). However we don’t know what the actual faults in the software are.</text:p>
      <text:p text:style-name="P4">Instead, we use a proxy measurement. First we create variants of original source code with single (or several) artificial bugs called mutants. Then we find the proportion of mutants that cause the test suite to fail versus the mutants that don’t.</text:p>
      <text:p text:style-name="P4">Because mutation testing relies on coupling effect we don’t need advanced bugs; we only need simple bugs. coupling effect empirically studies by DeMillo states that they can be used in place of complex seeded bugs.</text:p>
      <text:p text:style-name="P4">Subsequent research shows that this is real effect.</text:p>
      <text:p text:style-name="P2"/>
      <text:p text:style-name="P2">5</text:p>
      <text:p text:style-name="P3">There is little empirical evidence whether this is true. The researchers identified 3 empirical studies exploring this assumption.</text:p>
      <text:p text:style-name="P4">These studies were limited in scope because they (1) involve small/few programs, (2) did not control for code coverage, and (3) evaluated few mutants generated.</text:p>
      <text:p text:style-name="P4"/>
      <text:p text:style-name="P4">Main challenge is to source real faults from real (enterprise) software. Not many benchmarks to pull real faults from. </text:p>
      <text:p text:style-name="P4">Main source is Sieman’s benchmark suite and software-artifact infr. respository (SIR), which is poor quality (hand seeded faults, mutants, small programs, some actual faults).</text:p>
      <text:p text:style-name="P2"/>
      <text:p text:style-name="P2">6</text:p>
      <text:p text:style-name="P3">(1) Coupling means tests that detect mutants also detect real faults</text:p>
      <text:p text:style-name="P2"/>
      <text:p text:style-name="P2"/>
      <text:p text:style-name="P2"><text:soft-page-break/>9</text:p>
      <text:p text:style-name="P3">They ran a script on JIRA to find source code versions in the vision control system (git) that explicitly mention a bugfix. For each, which we denote V<text:span text:style-name="T6">fix</text:span> , we <text:s/>let the immediate previous version be V<text:span text:style-name="T6">bug</text:span>.</text:p>
      <text:p text:style-name="P4">Sometimes the diff between V<text:span text:style-name="T6">bug</text:span> <text:s/>and V<text:span text:style-name="T6">fix</text:span> <text:s/>only contains <text:s/>the bugfix and no other refactorings in which case <text:s/>we’ve isolated the bug.</text:p>
      <text:p text:style-name="P4">Either way we create V<text:span text:style-name="T6">1</text:span> <text:s/>and V<text:span text:style-name="T6">2</text:span> <text:s/>where the single <text:s/>difference between these two versions is the <text:s/>inclusion of the bug/bugfix</text:p>
      <text:p text:style-name="P2"/>
      <text:p text:style-name="P2">11</text:p>
      <text:p text:style-name="P3">Additional unit tests accompany V<text:span text:style-name="T7">fix</text:span> to cover cases exposing bug. In otherwords, we now have tests that pass on V<text:span text:style-name="T7">fix</text:span> and fail on V<text:span text:style-name="T7">bug</text:span>. We want to isolate them since between the two s.c. versions there may be superfluous tests (i.e. tests that fail in both versions, irrelevant to fault).</text:p>
      <text:p text:style-name="P4">T<text:span text:style-name="T7">bug</text:span> – test suite for V<text:span text:style-name="T7">bug</text:span></text:p>
      <text:p text:style-name="P4">T<text:span text:style-name="T7">fix</text:span> – test suite for V<text:span text:style-name="T7">fix</text:span></text:p>
      <text:p text:style-name="P4">For each unit test t<text:span text:style-name="T7">i</text:span> in T<text:span text:style-name="T7">fix</text:span> that passes on V<text:span text:style-name="T7">fix</text:span> and fails on V<text:span text:style-name="T7">bug</text:span>, create two test suites T<text:span text:style-name="T11">i</text:span><text:span text:style-name="T7">pass</text:span> T<text:span text:style-name="T11">i</text:span><text:span text:style-name="T7">fail</text:span> differing by 1 tests by editing out superfluous tests in T<text:span text:style-name="T7">bug</text:span> and T<text:span text:style-name="T7">fix</text:span> </text:p>
      <text:p text:style-name="P4">T<text:span text:style-name="T7">pass</text:span> passes V<text:span text:style-name="T7">1</text:span> and V<text:span text:style-name="T7">2</text:span></text:p>
      <text:p text:style-name="P4">T<text:span text:style-name="T7">fail</text:span> fails on V<text:span text:style-name="T7">1</text:span> and passes on V<text:span text:style-name="T7">2</text:span></text:p>
      <text:p text:style-name="P2"/>
      <text:p text:style-name="P2">12</text:p>
      <text:p text:style-name="P3">All generated tests must pass V<text:span text:style-name="T6">2</text:span></text:p>
      <text:p text:style-name="P4">Evosuite has additional ability to generate tests suited for research purposes.</text:p>
      <text:p text:style-name="P4">Weak/strong mutation testing is an option for Evosuite to generate tests specifically to detect simple mutations and obtain other metrics.</text:p>
      <text:p text:style-name="P2"/>
      <text:p text:style-name="P2">16</text:p>
      <text:p text:style-name="P3">This is relevant because this is an extraneous variable which influences our measurement, and we only want to observe say the relationship between mutation score and say different software versions.</text:p>
      <text:p text:style-name="P2"/>
      <text:p text:style-name="P2">17</text:p>
      <text:p text:style-name="P3">Let’s focus exclusively on the developer-written Test Suites.</text:p>
      <text:p text:style-name="P4">The way we test RS1 is we know T<text:span text:style-name="T7">fail</text:span> has real fault detection as a test suite than T<text:span text:style-name="T7">pass</text:span> since it fails in V<text:span text:style-name="T7">1</text:span> and passes on V<text:span text:style-name="T7">2</text:span> whereas T<text:span text:style-name="T7">pass</text:span> passes on both V<text:span text:style-name="T7">1</text:span> and V<text:span text:style-name="T7">2</text:span> . If real faults are coupled to mutants then T<text:span text:style-name="T7">fail</text:span> should have higher mutation score than T<text:span text:style-name="T7">pass</text:span>.</text:p>
      <text:p text:style-name="P4">In fact we see this is true generally. Out of 357 real faults/bugs researchers identified, when we compare the mutation scores of T<text:span text:style-name="T7">pass</text:span> and T<text:span text:style-name="T7">fail</text:span> , 262 real faults have tests suites where T<text:span text:style-name="T7">fail</text:span> has a higher mutation score.</text:p>
      <text:p text:style-name="P4"/>
      <text:p text:style-name="P4"><text:span text:style-name="T14">Mutation score</text:span>: the % of mutants a test suite can distinguish from the original program; obtained using mutants of V<text:span text:style-name="T7">2</text:span></text:p>
      <text:p text:style-name="P2"><text:soft-page-break/>18</text:p>
      <text:p text:style-name="P3">However most T<text:span text:style-name="T7">fail</text:span> have greater coverage than T<text:span text:style-name="T7">pass</text:span> which as the result of the same experiment. If mutation score is pos. corr. with statement coverage then we cannot conclude it is corr. with real fault detection.</text:p>
      <text:p text:style-name="P4">Most T<text:span text:style-name="T7">fail</text:span> have greater coverage than T<text:span text:style-name="T7">pass</text:span> simply because bugfixes have accompanying tests that are specific to the bug. However adding additional tests themselves don’t lead to increases assuming coverage does not increase.</text:p>
      <text:p text:style-name="P2"/>
      <text:p text:style-name="P2">19</text:p>
      <text:p text:style-name="P3">Reading the details of the results for RS1, it becomes less clear what the conclusions the researchers are going with.</text:p>
      <text:p text:style-name="P4">They state the coupling effects in RS1 is small. From 45% of the tests, 1-3 mutants are coupled to a real fault, and from 40% of the tests mutants are not coupled to any mutant, when controlling for code coverage.</text:p>
      <text:p text:style-name="P2"/>
      <text:p text:style-name="P2">21</text:p>
      <text:p text:style-name="P3">Many of these faults relate to abstract bugs such as algorithm implementation</text:p>
      <text:p text:style-name="P4">Wrong method calls can happen when class inheritance or overloading is implemented incorrectly.</text:p>
      <text:p text:style-name="P4">Machine number representation can be due to overflow, underflow or bad handling of 0 or NaN.</text:p>
      <text:p text:style-name="P2"/>
      <text:p text:style-name="P2">22</text:p>
      <text:p text:style-name="P3">Let’s focus exclusively on the auto-generated Test Suites.</text:p>
      <text:p text:style-name="P6">The T<text:span text:style-name="T7">pass</text:span> that passes on V<text:span text:style-name="T7">1</text:span> is placed on 1 (detected) on the horizontal axis.</text:p>
      <text:p text:style-name="P4">T<text:span text:style-name="T7">fail</text:span> if fails on V<text:span text:style-name="T7">1</text:span> is place on 0 (not detected) on the horizontal axis.</text:p>
      <text:p text:style-name="P4">For each auto-gen. test suite we create a candle chart of mutation scores and statement coverage ratios.</text:p>
      <text:p text:style-name="P2"/>
      <text:p text:style-name="P2">23</text:p>
      <text:p text:style-name="P3">Then they converted the data in the candle chart to point/rank-biserial correlation coefficients.</text:p>
      <text:p text:style-name="P2"/>
      <text:p text:style-name="P2">24</text:p>
      <text:p text:style-name="P3">- New ways to improve mutation analysis: strengthen existing mutation operations, introduce new mutation operations</text:p>
      <text:p text:style-name="P4">- Some limitations to mutation analysis</text:p>
      <text:p text:style-name="P4">Mutants can be used as substitute for real faults.</text:p>
      <text:p text:style-name="P4"/>
      <text:p text:style-name="P4">I consider this an engineering enterprise. Many software components/tools must come together.</text:p>
      <text:p text:style-name="P4">Enterprise is very tedious. It requires (1) manual review of bugs/tests, (2) review process with &gt;=2 people for individual source code versions.</text:p>
      <text:p text:style-name="P4">Paper is not overly technical but dense. Required reading citations/outside sources to understan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Nimbus Roman1" svg:font-family="'Nimbus Roman'"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Sans1" svg:font-family="'Nimbus Sans'"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imbus Sans" svg:font-family="'Nimbus Sans'" style:font-family-generic="swiss" style:font-pitch="variable"/>
    <style:font-face style:name="Linux Biolinum" svg:font-family="'Linux Biolinum'" style:font-family-generic="system" style:font-pitch="variable"/>
    <style:font-face style:name="Nimbus Sans2" svg:font-family="'Nimbus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Nimbus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Linux Biolinum" style:font-family-asian="'Linux Biolinum'" style:font-family-generic-asian="system" style:font-pitch-asian="variable" style:font-size-asian="18pt" style:font-style-asian="normal" style:font-weight-asian="normal" style:font-name-complex="Nimbus Sans2" style:font-family-complex="'Nimbus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Linux Biolinum" style:font-family-asian="'Linux Biolinum'" style:font-family-generic-asian="system" style:font-pitch-asian="variable" style:font-size-asian="18pt" style:font-name-complex="Nimbus Sans2" style:font-family-complex="'Nimbus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Linux Biolinum" style:font-family-asian="'Linux Biolinum'" style:font-family-generic-asian="system" style:font-pitch-asian="variable" style:font-size-asian="32pt" style:font-style-asian="normal" style:font-weight-asian="normal" style:font-name-complex="Nimbus Sans2" style:font-family-complex="'Nimbus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Linux Biolinum" style:font-family-asian="'Linux Biolinum'" style:font-family-generic-asian="system" style:font-pitch-asian="variable" style:font-size-asian="44pt" style:font-style-asian="normal" style:font-weight-asian="normal" style:font-name-complex="Nimbus Sans2" style:font-family-complex="'Nimbus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Linux Biolinum" style:font-family-asian="'Linux Biolinum'" style:font-family-generic-asian="system" style:font-pitch-asian="variable" style:font-size-asian="32pt" style:font-style-asian="normal" style:font-weight-asian="normal" style:font-name-complex="Nimbus Sans2" style:font-family-complex="'Nimbus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Linux Biolinum" style:font-family-asian="'Linux Biolinum'" style:font-family-generic-asian="system" style:font-pitch-asian="variable" style:font-size-asian="20pt" style:font-style-asian="normal" style:font-weight-asian="normal" style:font-name-complex="Nimbus Sans2" style:font-family-complex="'Nimbus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Nimbus Roman" fo:font-family="'Nimbus Roman'" style:font-family-generic="roman" style:font-pitch="variable" fo:font-size="12pt" style:letter-kerning="true" style:font-name-asian="Linux Biolinum" style:font-family-asian="'Linux Biolinum'" style:font-family-generic-asian="system" style:font-pitch-asian="variable" style:font-size-asian="12pt" style:font-name-complex="Nimbus Sans2" style:font-family-complex="'Nimbus Sans'" style:font-family-generic-complex="system" style:font-pitch-complex="variable" style:font-size-complex="12pt"/>
    </style:style>
    <style:style style:name="Default_7e_LT_7e_Hintergrund" style:display-name="Default~LT~Hintergrund" style:family="paragraph" style:default-outline-level="">
      <style:text-properties style:font-name="Nimbus Roman" fo:font-family="'Nimbus Roman'" style:font-family-generic="roman" style:font-pitch="variable" fo:font-size="12pt" style:letter-kerning="true" style:font-name-asian="Linux Biolinum" style:font-family-asian="'Linux Biolinum'" style:font-family-generic-asian="system" style:font-pitch-asian="variable" style:font-size-asian="12pt" style:font-name-complex="Nimbus Sans2" style:font-family-complex="'Nimbus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Linux Biolinum" style:font-family-asian="'Linux Biolinum'" style:font-family-generic-asian="system" style:font-pitch-asian="variable" style:font-size-asian="18pt" style:font-name-complex="Nimbus Sans2" style:font-family-complex="'Nimbus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Nimbus Roman" fo:font-family="'Nimbus Roman'" style:font-family-generic="roman" style:font-pitch="variable" fo:font-size="12pt" style:letter-kerning="true" style:font-name-asian="Linux Biolinum" style:font-family-asian="'Linux Biolinum'" style:font-family-generic-asian="system" style:font-pitch-asian="variable" style:font-size-asian="12pt" style:font-name-complex="Nimbus Sans2" style:font-family-complex="'Nimbus Sans'" style:font-family-generic-complex="system" style:font-pitch-complex="variable" style:font-size-complex="12pt"/>
    </style:style>
    <style:style style:name="Background" style:family="paragraph" style:default-outline-level="">
      <style:text-properties style:font-name="Nimbus Roman" fo:font-family="'Nimbus Roman'" style:font-family-generic="roman" style:font-pitch="variable" fo:font-size="12pt" style:letter-kerning="true" style:font-name-asian="Linux Biolinum" style:font-family-asian="'Linux Biolinum'" style:font-family-generic-asian="system" style:font-pitch-asian="variable" style:font-size-asian="12pt" style:font-name-complex="Nimbus Sans2" style:font-family-complex="'Nimbus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Linux Biolinum" style:font-family-asian="'Linux Biolinum'" style:font-family-generic-asian="system" style:font-pitch-asian="variable" style:font-size-asian="20pt" style:font-style-asian="normal" style:font-weight-asian="normal" style:font-name-complex="Nimbus Sans2" style:font-family-complex="'Nimbus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Linux Biolinum" style:font-family-asian="'Linux Biolinum'" style:font-family-generic-asian="system" style:font-pitch-asian="variable" style:font-size-asian="32pt" style:font-style-asian="normal" style:font-weight-asian="normal" style:font-name-complex="Nimbus Sans2" style:font-family-complex="'Nimbus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23:02:26.455208582</meta:creation-date>
    <dc:date>2019-06-12T23:11:53.994007628</dc:date>
    <meta:editing-duration>PT9M28S</meta:editing-duration>
    <meta:editing-cycles>1</meta:editing-cycles>
    <meta:document-statistic meta:table-count="0" meta:image-count="0" meta:object-count="0" meta:page-count="3" meta:paragraph-count="73" meta:word-count="1101" meta:character-count="6704" meta:non-whitespace-character-count="5656"/>
    <meta:generator>LibreOffice/6.2.4.2.0$Linux_X86_64 LibreOffice_project/20$Build-2</meta:generator>
  </office:meta>
</office:document-meta>
</file>